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48M24S">
            <text:p>11:48:24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49M24S">
            <text:p>11:49:24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45.133333333333">
            <text:p>145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4.4666666666667">
            <text:p>24.5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6.56666666666667">
            <text:p>6.6</text:p>
          </table:table-cell>
          <table:table-cell table:style-name="ce4" office:value-type="float" office:value="65.9666666666667">
            <text:p>66.0</text:p>
          </table:table-cell>
          <table:table-cell table:style-name="ce4" office:value-type="float" office:value="27.5666666666667">
            <text:p>27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41.8">
            <text:p>242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4.3">
            <text:p>54.3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94.2">
            <text:p>94.2</text:p>
          </table:table-cell>
          <table:table-cell table:style-name="ce4" office:value-type="float" office:value="58.9">
            <text:p>58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771H48M54S">
            <text:p>11:48:54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21934604904632">
            <text:p>2.2</text:p>
          </table:table-cell>
          <table:table-cell table:style-name="ce4" office:value-type="float" office:value="1.48387096774194">
            <text:p>1.5</text:p>
          </table:table-cell>
          <table:table-cell table:style-name="ce4" office:value-type="float" office:value="1.4010152284264">
            <text:p>1.4</text:p>
          </table:table-cell>
          <table:table-cell table:style-name="ce4" office:value-type="float" office:value="1.42799393633148">
            <text:p>1.4</text:p>
          </table:table-cell>
          <table:table-cell table:style-name="ce4" office:value-type="float" office:value="2.136638452237">
            <text:p>2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69.288">
            <text:p>6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04.528">
            <text:p>20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338770241727294">
            <text:p>0.3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18">
            <text:p>18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48.23S">
            <text:p>00:11:48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5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0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8015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270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081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10"/>827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850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477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3500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849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89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711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4772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02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40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2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1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5395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8307 0 3757 2710539 5744 0 235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7573 0 1103 676180 1201 0 147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7218 0 1068 677849 1458 0 24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6847 0 687 678754 1045 0 30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6668 0 897 677754 2038 0 34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516990 53 6 0 0 0 0 2 0 1 0 0 0 115 0 21516 71 0 0 0 0 0 0 0 22 0 0 0 0 0 0 0 0 18671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34488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159022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26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562175 0 173167 32853 132410 21557 0 3 39978 109 162098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3466869 <text:s/>162874 <text:s text:c="3"/>0 <text:s text:c="3"/>0 <text:s text:c="3"/>0 <text:s text:c="4"/>0 <text:s text:c="9"/>0 <text:s text:c="8"/>0 104257956 <text:s text:c="2"/>7911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133 25982 781710 256528 10378 118321 1031960 867524 0 75220 112468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1031 25951 780658 256028 10378 118321 1031960 867524 0 75128 112418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8 0 0 0 0 0 28 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56 0 0 0 0 0 356 3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30 106659 21 15 7 55 20 137 20 0 1 0 4 2932736 400 4294967295 3350528 3450364 3215650912 3215645884 9991190 0 0 4096 536946211 3223525726 0 0 0 3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62874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7911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466869 (13.4 MB) <text:s/>TX bytes:104257956 (104.2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 (448.0 B) <text:s/>TX bytes:448 (448.0 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26 <text:s text:c="5"/>4054 <text:s/>4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3.9">
            <text:p>3.9</text:p>
          </table:table-cell>
          <table:table-cell office:value-type="float" office:value="94.2">
            <text:p>94.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17.9">
            <text:p>17.9</text:p>
          </table:table-cell>
          <table:table-cell office:value-type="float" office:value="3.9">
            <text:p>3.9</text:p>
          </table:table-cell>
          <table:table-cell office:value-type="float" office:value="9.2">
            <text:p>9.2</text:p>
          </table:table-cell>
          <table:table-cell office:value-type="float" office:value="69.1">
            <text:p>69.1</text:p>
          </table:table-cell>
          <table:table-cell office:value-type="float" office:value="21.8">
            <text:p>21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54.3">
            <text:p>54.3</text:p>
          </table:table-cell>
          <table:table-cell office:value-type="float" office:value="4.6">
            <text:p>4.6</text:p>
          </table:table-cell>
          <table:table-cell office:value-type="float" office:value="6.6">
            <text:p>6.6</text:p>
          </table:table-cell>
          <table:table-cell office:value-type="float" office:value="34.6">
            <text:p>34.6</text:p>
          </table:table-cell>
          <table:table-cell office:value-type="float" office:value="58.9">
            <text:p>58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4666666666667">
            <text:p>24.47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1">
            <text:p>3.1</text:p>
          </table:table-cell>
          <table:table-cell office:value-type="float" office:value="6.56666666666667">
            <text:p>6.57</text:p>
          </table:table-cell>
          <table:table-cell office:value-type="float" office:value="65.9666666666667">
            <text:p>65.97</text:p>
          </table:table-cell>
          <table:table-cell office:value-type="float" office:value="27.5666666666667">
            <text:p>27.5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2.4333333333333">
            <text:p>22.4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73.9">
            <text:p>73.9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5.0333333333333">
            <text:p>25.0</text:p>
          </table:table-cell>
          <table:table-cell table:style-name="ce10" office:value-type="float" office:value="2.76666666666667">
            <text:p>2.8</text:p>
          </table:table-cell>
          <table:table-cell table:style-name="ce10" office:value-type="float" office:value="1.76666666666667">
            <text:p>1.8</text:p>
          </table:table-cell>
          <table:table-cell table:style-name="ce10" office:value-type="float" office:value="70.4666666666667">
            <text:p>70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5">
            <text:p>25.0</text:p>
          </table:table-cell>
          <table:table-cell table:style-name="ce10" office:value-type="float" office:value="2.56666666666667">
            <text:p>2.6</text:p>
          </table:table-cell>
          <table:table-cell table:style-name="ce10" office:value-type="float" office:value="1.7">
            <text:p>1.7</text:p>
          </table:table-cell>
          <table:table-cell table:style-name="ce10" office:value-type="float" office:value="70.7333333333333">
            <text:p>70.7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4.7">
            <text:p>24.7</text:p>
          </table:table-cell>
          <table:table-cell table:style-name="ce10" office:value-type="float" office:value="3.6">
            <text:p>3.6</text:p>
          </table:table-cell>
          <table:table-cell table:style-name="ce10" office:value-type="float" office:value="16.1666666666667">
            <text:p>16.2</text:p>
          </table:table-cell>
          <table:table-cell table:style-name="ce10" office:value-type="float" office:value="55.5666666666667">
            <text:p>55.6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2309.6">
            <text:p>2309.6</text:p>
          </table:table-cell>
          <table:table-cell office:value-type="float" office:value="0">
            <text:p>0</text:p>
          </table:table-cell>
          <table:table-cell office:value-type="float" office:value="36.4">
            <text:p>36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0">
            <text:p>0</text:p>
          </table:table-cell>
          <table:table-cell office:value-type="float" office:value="1739.6">
            <text:p>1739.6</text:p>
          </table:table-cell>
          <table:table-cell office:value-type="float" office:value="241.8">
            <text:p>241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0">
            <text:p>0</text:p>
          </table:table-cell>
          <table:table-cell office:value-type="float" office:value="5078">
            <text:p>5078</text:p>
          </table:table-cell>
          <table:table-cell office:value-type="float" office:value="157.2">
            <text:p>157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769.866666666667">
            <text:p>769.9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2272.53333333333">
            <text:p>2272.5</text:p>
          </table:table-cell>
          <table:table-cell table:style-name="ce11" table:formula="of:=AVERAGE([.D2:.D4])" office:value-type="float" office:value="145.133333333333">
            <text:p>145.1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539.73333333333">
            <text:p>1539.7</text:p>
          </table:table-cell>
          <table:table-cell table:style-name="ce11" table:formula="of:=IF([.C6]=0;0;MAX(SUMPRODUCT([.C2:.C4];[.C2:.C4])/SUM([.C2:.C4])-[.C6];0))" office:value-type="float" office:value="1953.63014941719">
            <text:p>1953.6</text:p>
          </table:table-cell>
          <table:table-cell table:style-name="ce11" table:formula="of:=IF([.D6]=0;0;MAX(SUMPRODUCT([.D2:.D4];[.D2:.D4])/SUM([.D2:.D4])-[.D6];0))" office:value-type="float" office:value="48.9503598223856">
            <text:p>49.0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851.836517249472">
            <text:p>851.8</text:p>
          </table:table-cell>
          <table:table-cell table:style-name="ce11" table:formula="of:=ABS(MAX([.D2:.D4])-[.D6]-[.D7])" office:value-type="float" office:value="47.7163068442811">
            <text:p>47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table:number-columns-repeated="2" office:value-type="float" office:value="63.5">
            <text:p>63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27">
            <text:p>12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table:number-columns-repeated="2"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.4">
            <text:p>1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table:number-columns-repeated="2" office:value-type="float" office:value="32.3">
            <text:p>32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4.6">
            <text:p>64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4.3333333333333">
            <text:p>34.3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34.3333333333333">
            <text:p>34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5.4470550161812">
            <text:p>15.4</text:p>
          </table:table-cell>
          <table:table-cell table:style-name="ce11" table:formula="of:=IF([.C6]=0;0;MAX(SUMPRODUCT([.C2:.C4];[.C2:.C4])/SUM([.C2:.C4])-[.C6];0))" office:value-type="float" office:value="15.4470550161812">
            <text:p>15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3.7196116504854">
            <text:p>13.7</text:p>
          </table:table-cell>
          <table:table-cell table:style-name="ce11" table:formula="of:=ABS(MAX([.C2:.C4])-[.C6]-[.C7])" office:value-type="float" office:value="13.7196116504854">
            <text:p>13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9.7803883495146">
            <text:p>49.8</text:p>
          </table:table-cell>
          <table:table-cell table:style-name="ce11" table:formula="of:=[.C6]+ [.C7]" office:value-type="float" office:value="49.7803883495146">
            <text:p>49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table:number-columns-repeated="2" office:value-type="float" office:value="16.7">
            <text:p>16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3.4">
            <text:p>3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table:number-columns-repeated="2" office:value-type="float" office:value="46.6">
            <text:p>46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3.2">
            <text:p>9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table:number-columns-repeated="2" office:value-type="float" office:value="38.4">
            <text:p>38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6.8">
            <text:p>76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3.9">
            <text:p>33.9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3.9">
            <text:p>33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.69400196656834">
            <text:p>4.7</text:p>
          </table:table-cell>
          <table:table-cell table:style-name="ce11" table:formula="of:=IF([.C6]=0;0;MAX(SUMPRODUCT([.C2:.C4];[.C2:.C4])/SUM([.C2:.C4])-[.C6];0))" office:value-type="float" office:value="4.69400196656834">
            <text:p>4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8.00599803343167">
            <text:p>8.0</text:p>
          </table:table-cell>
          <table:table-cell table:style-name="ce11" table:formula="of:=ABS(MAX([.C2:.C4])-[.C6]-[.C7])" office:value-type="float" office:value="8.00599803343167">
            <text:p>8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38.5940019665683">
            <text:p>38.6</text:p>
          </table:table-cell>
          <table:table-cell table:style-name="ce11" table:formula="of:=[.C6]+ [.C7]" office:value-type="float" office:value="38.5940019665683">
            <text:p>38.6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table:number-columns-repeated="2" office:value-type="float" office:value="1154.8">
            <text:p>1154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309.6">
            <text:p>230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84.933333333333">
            <text:p>384.9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384.933333333333">
            <text:p>384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769.866666666667">
            <text:p>769.9</text:p>
          </table:table-cell>
          <table:table-cell table:style-name="ce11" table:formula="of:=IF([.C6]=0;0;MAX(SUMPRODUCT([.C2:.C4];[.C2:.C4])/SUM([.C2:.C4])-[.C6];0))" office:value-type="float" office:value="769.866666666667">
            <text:p>769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154.8">
            <text:p>1154.8</text:p>
          </table:table-cell>
          <table:table-cell table:style-name="ce11" table:formula="of:=[.C6]+ [.C7]" office:value-type="float" office:value="1154.8">
            <text:p>1154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table:number-columns-repeated="2" office:value-type="float" office:value="869.8">
            <text:p>869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39.6">
            <text:p>173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table:number-columns-repeated="2" office:value-type="float" office:value="2539">
            <text:p>253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078">
            <text:p>507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136.26666666667">
            <text:p>1136.3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1136.26666666667">
            <text:p>1136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976.815074708597">
            <text:p>976.8</text:p>
          </table:table-cell>
          <table:table-cell table:style-name="ce11" table:formula="of:=IF([.C6]=0;0;MAX(SUMPRODUCT([.C2:.C4];[.C2:.C4])/SUM([.C2:.C4])-[.C6];0))" office:value-type="float" office:value="976.815074708597">
            <text:p>976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25.918258624736">
            <text:p>425.9</text:p>
          </table:table-cell>
          <table:table-cell table:style-name="ce11" table:formula="of:=ABS(MAX([.C2:.C4])-[.C6]-[.C7])" office:value-type="float" office:value="425.918258624736">
            <text:p>425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113.08174137526">
            <text:p>2113.1</text:p>
          </table:table-cell>
          <table:table-cell table:style-name="ce11" table:formula="of:=[.C6]+ [.C7]" office:value-type="float" office:value="2113.08174137526">
            <text:p>2113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table:number-columns-repeated="2" office:value-type="float" office:value="18.2">
            <text:p>18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6.4">
            <text:p>3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table:number-columns-repeated="2" office:value-type="float" office:value="120.9">
            <text:p>12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1.8">
            <text:p>24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table:number-columns-repeated="2" office:value-type="float" office:value="78.6">
            <text:p>78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7.2">
            <text:p>157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72.5666666666667">
            <text:p>72.6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72.5666666666667">
            <text:p>72.6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4.4751799111928">
            <text:p>24.5</text:p>
          </table:table-cell>
          <table:table-cell table:style-name="ce11" table:formula="of:=IF([.C6]=0;0;MAX(SUMPRODUCT([.C2:.C4];[.C2:.C4])/SUM([.C2:.C4])-[.C6];0))" office:value-type="float" office:value="24.4751799111928">
            <text:p>24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3.8581534221405">
            <text:p>23.9</text:p>
          </table:table-cell>
          <table:table-cell table:style-name="ce11" table:formula="of:=ABS(MAX([.C2:.C4])-[.C6]-[.C7])" office:value-type="float" office:value="23.8581534221405">
            <text:p>23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97.0418465778595">
            <text:p>97.0</text:p>
          </table:table-cell>
          <table:table-cell table:style-name="ce11" table:formula="of:=[.C6]+ [.C7]" office:value-type="float" office:value="97.0418465778595">
            <text:p>97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42.1">
            <text:p>42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42.5">
            <text:p>42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2.3">
            <text:p>42.3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63041765168492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199369582348311">
            <text:p>0.2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782.9">
            <text:p>782.9</text:p>
          </table:table-cell>
          <table:table-cell office:value-type="float" office:value="87.5">
            <text:p>87.5</text:p>
          </table:table-cell>
          <table:table-cell office:value-type="float" office:value="695.4">
            <text:p>695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94.3">
            <text:p>594.3</text:p>
          </table:table-cell>
          <table:table-cell office:value-type="float" office:value="808">
            <text:p>808</text:p>
          </table:table-cell>
          <table:table-cell office:value-type="float" office:value="-1">
            <text:p>-1</text:p>
          </table:table-cell>
          <table:table-cell office:value-type="float" office:value="124.1">
            <text:p>124.1</text:p>
          </table:table-cell>
          <table:table-cell office:value-type="float" office:value="0">
            <text:p>0</text:p>
          </table:table-cell>
          <table:table-cell office:value-type="float" office:value="376.2">
            <text:p>376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729.2">
            <text:p>729.2</text:p>
          </table:table-cell>
          <table:table-cell office:value-type="float" office:value="46.3">
            <text:p>46.3</text:p>
          </table:table-cell>
          <table:table-cell office:value-type="float" office:value="682.9">
            <text:p>682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8.8">
            <text:p>628.8</text:p>
          </table:table-cell>
          <table:table-cell office:value-type="float" office:value="817.2">
            <text:p>817.2</text:p>
          </table:table-cell>
          <table:table-cell office:value-type="float" office:value="-1">
            <text:p>-1</text:p>
          </table:table-cell>
          <table:table-cell office:value-type="float" office:value="133.7">
            <text:p>133.7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677.5">
            <text:p>677.5</text:p>
          </table:table-cell>
          <table:table-cell office:value-type="float" office:value="42.1">
            <text:p>42.1</text:p>
          </table:table-cell>
          <table:table-cell office:value-type="float" office:value="635.4">
            <text:p>635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12.4">
            <text:p>612.4</text:p>
          </table:table-cell>
          <table:table-cell office:value-type="float" office:value="894.5">
            <text:p>894.5</text:p>
          </table:table-cell>
          <table:table-cell office:value-type="float" office:value="-1">
            <text:p>-1</text:p>
          </table:table-cell>
          <table:table-cell office:value-type="float" office:value="134.3">
            <text:p>134.3</text:p>
          </table:table-cell>
          <table:table-cell office:value-type="float" office:value="0">
            <text:p>0</text:p>
          </table:table-cell>
          <table:table-cell office:value-type="float" office:value="392.6">
            <text:p>392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0">
            <text:p>0</text:p>
          </table:table-cell>
          <table:table-cell office:value-type="float" office:value="143.5">
            <text:p>143.5</text:p>
          </table:table-cell>
          <table:table-cell office:value-type="float" office:value="0">
            <text:p>0</text:p>
          </table:table-cell>
          <table:table-cell office:value-type="float" office:value="596.8">
            <text:p>596.8</text:p>
          </table:table-cell>
          <table:table-cell office:value-type="float" office:value="0">
            <text:p>0</text:p>
          </table:table-cell>
          <table:table-cell office:value-type="float" office:value="740.3">
            <text:p>740.3</text:p>
          </table:table-cell>
          <table:table-cell office:value-type="float" office:value="143.5">
            <text:p>143.5</text:p>
          </table:table-cell>
          <table:table-cell office:value-type="float" office:value="-596.8">
            <text:p>-596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0">
            <text:p>0</text:p>
          </table:table-cell>
          <table:table-cell office:value-type="float" office:value="59.9">
            <text:p>59.9</text:p>
          </table:table-cell>
          <table:table-cell office:value-type="float" office:value="0">
            <text:p>0</text:p>
          </table:table-cell>
          <table:table-cell office:value-type="float" office:value="1671.9">
            <text:p>1671.9</text:p>
          </table:table-cell>
          <table:table-cell office:value-type="float" office:value="0">
            <text:p>0</text:p>
          </table:table-cell>
          <table:table-cell office:value-type="float" office:value="1731.8">
            <text:p>1731.8</text:p>
          </table:table-cell>
          <table:table-cell office:value-type="float" office:value="59.9">
            <text:p>59.9</text:p>
          </table:table-cell>
          <table:table-cell office:value-type="float" office:value="-1671.9">
            <text:p>-1671.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68.1666666666667">
            <text:p>68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756.266666666667">
            <text:p>756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50.080130399348">
            <text:p>50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632.758306887636">
            <text:p>632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5.2532029339853">
            <text:p>25.3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82.875026445698">
            <text:p>282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0">
            <text:p>0</text:p>
          </table:table-cell>
          <table:table-cell office:value-type="float" office:value="508.9">
            <text:p>508.9</text:p>
          </table:table-cell>
          <table:table-cell office:value-type="float" office:value="0">
            <text:p>0</text:p>
          </table:table-cell>
          <table:table-cell office:value-type="float" office:value="674.1">
            <text:p>674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0">
            <text:p>0</text:p>
          </table:table-cell>
          <table:table-cell office:value-type="float" office:value="631.5">
            <text:p>631.5</text:p>
          </table:table-cell>
          <table:table-cell office:value-type="float" office:value="0">
            <text:p>0</text:p>
          </table:table-cell>
          <table:table-cell office:value-type="float" office:value="1274.1">
            <text:p>1274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385.933333333333">
            <text:p>385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649.666666666667">
            <text:p>649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82.449997120976">
            <text:p>182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416.388879767402">
            <text:p>416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63.1166695456902">
            <text:p>63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08.044453565931">
            <text:p>208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2085.2">
            <text:p>2085.2</text:p>
          </table:table-cell>
          <table:table-cell table:number-columns-repeated="3" office:value-type="float" office:value="-1">
            <text:p>-1</text:p>
          </table:table-cell>
          <table:table-cell office:value-type="float" office:value="6.8">
            <text:p>6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79.7">
            <text:p>1779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80">
            <text:p>80</text:p>
          </table:table-cell>
          <table:table-cell table:number-columns-repeated="13" office:value-type="float" office:value="-1">
            <text:p>-1</text:p>
          </table:table-cell>
          <table:table-cell office:value-type="float" office:value="7666">
            <text:p>7666</text:p>
          </table:table-cell>
          <table:table-cell office:value-type="float" office:value="-1">
            <text:p>-1</text:p>
          </table:table-cell>
          <table:table-cell office:value-type="float" office:value="307">
            <text:p>307</text:p>
          </table:table-cell>
          <table:table-cell office:value-type="float" office:value="320">
            <text:p>320</text:p>
          </table:table-cell>
          <table:table-cell office:value-type="float" office:value="-1">
            <text:p>-1</text:p>
          </table:table-cell>
          <table:table-cell office:value-type="float" office:value="183902">
            <text:p>183902</text:p>
          </table:table-cell>
          <table:table-cell table:number-columns-repeated="7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230">
            <text:p>23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table:number-columns-repeated="2" office:value-type="float" office:value="0">
            <text:p>0</text:p>
          </table:table-cell>
          <table:table-cell office:value-type="float" office:value="-183903">
            <text:p>-183903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460">
            <text:p>46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4962">
            <text:p>-4962</text:p>
          </table:table-cell>
          <table:table-cell office:value-type="float" office:value="0">
            <text:p>0</text:p>
          </table:table-cell>
          <table:table-cell office:value-type="float" office:value="-336">
            <text:p>-336</text:p>
          </table:table-cell>
          <table:table-cell table:number-columns-repeated="1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48M24S">
            <text:p>11:48:24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1H48M24S">
            <text:p>11:48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48M54S">
            <text:p>11:48:54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1H48M54S">
            <text:p>11:48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49M24S">
            <text:p>11:49:24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1H49M24S">
            <text:p>11:49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8.6">
            <text:p>98.6</text:p>
          </table:table-cell>
          <table:table-cell office:value-type="float" office:value="1.3">
            <text:p>1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18.1">
            <text:p>18.1</text:p>
          </table:table-cell>
          <table:table-cell office:value-type="float" office:value="3.7">
            <text:p>3.7</text:p>
          </table:table-cell>
          <table:table-cell office:value-type="float" office:value="2.4">
            <text:p>2.4</text:p>
          </table:table-cell>
          <table:table-cell office:value-type="float" office:value="75.8">
            <text:p>75.8</text:p>
          </table:table-cell>
          <table:table-cell office:value-type="float" office:value="21.8">
            <text:p>2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48.1">
            <text:p>48.1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47.3">
            <text:p>47.3</text:p>
          </table:table-cell>
          <table:table-cell office:value-type="float" office:value="51.7">
            <text:p>51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4333333333333">
            <text:p>22.43</text:p>
            <draw:frame table:end-cell-address="CPU01.U32" table:end-x="0.474in" table:end-y="0.002in" draw:z-index="0" draw:name="Chart 1" draw:style-name="gr1" svg:width="14.0496in" svg:height="5.0524in" svg:x="0.0299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73.9">
            <text:p>73.9</text:p>
          </table:table-cell>
          <table:table-cell office:value-type="float" office:value="24.9333333333333">
            <text:p>24.9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8.6">
            <text:p>98.6</text:p>
          </table:table-cell>
          <table:table-cell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17.9">
            <text:p>17.9</text:p>
          </table:table-cell>
          <table:table-cell office:value-type="float" office:value="3.8">
            <text:p>3.8</text:p>
          </table:table-cell>
          <table:table-cell office:value-type="float" office:value="4.1">
            <text:p>4.1</text:p>
          </table:table-cell>
          <table:table-cell office:value-type="float" office:value="74.3">
            <text:p>74.3</text:p>
          </table:table-cell>
          <table:table-cell office:value-type="float" office:value="21.7">
            <text:p>21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56.2">
            <text:p>56.2</text:p>
          </table:table-cell>
          <table:table-cell office:value-type="float" office:value="4.3">
            <text:p>4.3</text:p>
          </table:table-cell>
          <table:table-cell office:value-type="float" office:value="1">
            <text:p>1</text:p>
          </table:table-cell>
          <table:table-cell office:value-type="float" office:value="38.5">
            <text:p>38.5</text:p>
          </table:table-cell>
          <table:table-cell office:value-type="float" office:value="60.5">
            <text:p>60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0333333333333">
            <text:p>25.03</text:p>
            <draw:frame table:end-cell-address="CPU02.U32" table:end-x="0.474in" table:end-y="0.002in" draw:z-index="0" draw:name="Chart 1" draw:style-name="gr1" svg:width="14.0496in" svg:height="5.0524in" svg:x="0.0299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76666666666667">
            <text:p>2.77</text:p>
          </table:table-cell>
          <table:table-cell office:value-type="float" office:value="1.76666666666667">
            <text:p>1.77</text:p>
          </table:table-cell>
          <table:table-cell office:value-type="float" office:value="70.4666666666667">
            <text:p>70.47</text:p>
          </table:table-cell>
          <table:table-cell office:value-type="float" office:value="27.8">
            <text:p>27.8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8.8">
            <text:p>98.8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17.7">
            <text:p>17.7</text:p>
          </table:table-cell>
          <table:table-cell office:value-type="float" office:value="3.2">
            <text:p>3.2</text:p>
          </table:table-cell>
          <table:table-cell office:value-type="float" office:value="3.3">
            <text:p>3.3</text:p>
          </table:table-cell>
          <table:table-cell office:value-type="float" office:value="75.8">
            <text:p>75.8</text:p>
          </table:table-cell>
          <table:table-cell office:value-type="float" office:value="20.9">
            <text:p>2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56.3">
            <text:p>56.3</text:p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37.6">
            <text:p>37.6</text:p>
          </table:table-cell>
          <table:table-cell office:value-type="float" office:value="60.7">
            <text:p>60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">
            <text:p>25</text:p>
            <draw:frame table:end-cell-address="CPU03.U32" table:end-x="0.474in" table:end-y="0.002in" draw:z-index="0" draw:name="Chart 1" draw:style-name="gr1" svg:width="14.0496in" svg:height="5.0524in" svg:x="0.0299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56666666666667">
            <text:p>2.57</text:p>
          </table:table-cell>
          <table:table-cell office:value-type="float" office:value="1.7">
            <text:p>1.7</text:p>
          </table:table-cell>
          <table:table-cell office:value-type="float" office:value="70.7333333333333">
            <text:p>70.73</text:p>
          </table:table-cell>
          <table:table-cell office:value-type="float" office:value="27.5666666666667">
            <text:p>27.5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24S">
            <text:p>11:48:2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98.6">
            <text:p>98.6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8M54S">
            <text:p>11:48:54</text:p>
          </table:table-cell>
          <table:table-cell office:value-type="float" office:value="17.7">
            <text:p>17.7</text:p>
          </table:table-cell>
          <table:table-cell office:value-type="float" office:value="4.9">
            <text:p>4.9</text:p>
          </table:table-cell>
          <table:table-cell office:value-type="float" office:value="26.4">
            <text:p>26.4</text:p>
          </table:table-cell>
          <table:table-cell office:value-type="float" office:value="51">
            <text:p>51</text:p>
          </table:table-cell>
          <table:table-cell office:value-type="float" office:value="22.6">
            <text:p>22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49M24S">
            <text:p>11:49:24</text:p>
          </table:table-cell>
          <table:table-cell office:value-type="float" office:value="55.4">
            <text:p>55.4</text:p>
          </table:table-cell>
          <table:table-cell office:value-type="float" office:value="5.8">
            <text:p>5.8</text:p>
          </table:table-cell>
          <table:table-cell office:value-type="float" office:value="21.8">
            <text:p>21.8</text:p>
          </table:table-cell>
          <table:table-cell office:value-type="float" office:value="17.1">
            <text:p>17.1</text:p>
          </table:table-cell>
          <table:table-cell office:value-type="float" office:value="61.2">
            <text:p>61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7">
            <text:p>24.7</text:p>
            <draw:frame table:end-cell-address="CPU04.U32" table:end-x="0.474in" table:end-y="0.002in" draw:z-index="0" draw:name="Chart 1" draw:style-name="gr1" svg:width="14.0496in" svg:height="5.0524in" svg:x="0.0299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6">
            <text:p>3.6</text:p>
          </table:table-cell>
          <table:table-cell office:value-type="float" office:value="16.1666666666667">
            <text:p>16.17</text:p>
          </table:table-cell>
          <table:table-cell office:value-type="float" office:value="55.5666666666667">
            <text:p>55.57</text:p>
          </table:table-cell>
          <table:table-cell office:value-type="float" office:value="28.3">
            <text:p>28.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1/18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48:24</text:p>
              </table:table-cell>
              <table:table-cell office:value-type="float" office:value="2">
                <text:p text:id="CPU_ALL.F2:CPU_ALL.F4">2</text:p>
              </table:table-cell>
              <table:table-cell office:value-type="float" office:value="36.4">
                <text:p text:id="DISK_SUMM.D2:DISK_SUMM.D4">36.4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21.8">
                <text:p>21.8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58.9">
                <text:p>58.9</text:p>
              </table:table-cell>
              <table:table-cell office:value-type="float" office:value="157.2">
                <text:p>15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089cm" svg:y="0.256cm" chart:style-name="ch2">
          <text:p>Disk %Busy JMeter_Test_260_Threads  11/18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1:48:24</text:p>
              </table:table-cell>
              <table:table-cell office:value-type="float" office:value="16.7">
                <text:p text:id="DISKBUSY.B2:DISKBUSY.B4">16.7</text:p>
              </table:table-cell>
              <table:table-cell office:value-type="float" office:value="16.7">
                <text:p text:id="DISKBUSY.C2:DISKBUSY.C4">16.7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46.6">
                <text:p>46.6</text:p>
              </table:table-cell>
              <table:table-cell office:value-type="float" office:value="46.6">
                <text:p>4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6cm" svg:y="0.256cm" chart:style-name="ch2">
          <text:p>Disk Read KB/s JMeter_Test_260_Threads  11/18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84.933333333333">
                <text:p text:id="DISKREAD.B6:DISKREAD.E6">384.933333333333</text:p>
              </table:table-cell>
              <table:table-cell office:value-type="float" office:value="384.933333333333">
                <text:p>384.9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769.866666666667">
                <text:p text:id="DISKREAD.B7:DISKREAD.E7">769.866666666667</text:p>
              </table:table-cell>
              <table:table-cell office:value-type="float" office:value="769.866666666667">
                <text:p>769.8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6cm" svg:y="0.256cm" chart:style-name="ch2">
          <text:p>Disk Read KB/s JMeter_Test_260_Threads  11/18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1:48:24</text:p>
              </table:table-cell>
              <table:table-cell office:value-type="float" office:value="1154.8">
                <text:p text:id="DISKREAD.B2:DISKREAD.B4">1154.8</text:p>
              </table:table-cell>
              <table:table-cell office:value-type="float" office:value="1154.8">
                <text:p text:id="DISKREAD.C2:DISKREAD.C4">1154.8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52cm" svg:y="0.256cm" chart:style-name="ch2">
          <text:p>Disk Write KB/s JMeter_Test_260_Threads  11/18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136.26666666667">
                <text:p text:id="DISKWRITE.B6:DISKWRITE.E6">1136.26666666667</text:p>
              </table:table-cell>
              <table:table-cell office:value-type="float" office:value="1136.26666666667">
                <text:p>1136.2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976.815074708597">
                <text:p text:id="DISKWRITE.B7:DISKWRITE.E7">976.815074708597</text:p>
              </table:table-cell>
              <table:table-cell office:value-type="float" office:value="976.815074708597">
                <text:p>976.815074708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25.918258624736">
                <text:p text:id="DISKWRITE.B8:DISKWRITE.E8">425.918258624736</text:p>
              </table:table-cell>
              <table:table-cell office:value-type="float" office:value="425.918258624736">
                <text:p>425.918258624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52cm" svg:y="0.256cm" chart:style-name="ch2">
          <text:p>Disk Write KB/s JMeter_Test_260_Threads  11/18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1:48:24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869.8">
                <text:p>869.8</text:p>
              </table:table-cell>
              <table:table-cell office:value-type="float" office:value="869.8">
                <text:p>86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2539">
                <text:p>2539</text:p>
              </table:table-cell>
              <table:table-cell office:value-type="float" office:value="2539">
                <text:p>2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224cm" svg:y="0.256cm" chart:style-name="ch2">
          <text:p>Disk transfers per second JMeter_Test_260_Threads  11/18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2.5666666666667">
                <text:p text:id="DISKXFER.B6:DISKXFER.E6">72.5666666666667</text:p>
              </table:table-cell>
              <table:table-cell office:value-type="float" office:value="72.5666666666667">
                <text:p>72.5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4.4751799111928">
                <text:p text:id="DISKXFER.B7:DISKXFER.E7">24.4751799111928</text:p>
              </table:table-cell>
              <table:table-cell office:value-type="float" office:value="24.4751799111928">
                <text:p>24.4751799111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3.8581534221405">
                <text:p text:id="DISKXFER.B8:DISKXFER.E8">23.8581534221405</text:p>
              </table:table-cell>
              <table:table-cell office:value-type="float" office:value="23.8581534221405">
                <text:p>23.8581534221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224cm" svg:y="0.256cm" chart:style-name="ch2">
          <text:p>Disk transfers per second JMeter_Test_260_Threads  11/18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1:48:24</text:p>
              </table:table-cell>
              <table:table-cell office:value-type="float" office:value="18.2">
                <text:p text:id="DISKXFER.B2:DISKXFER.B4">18.2</text:p>
              </table:table-cell>
              <table:table-cell office:value-type="float" office:value="18.2">
                <text:p text:id="DISKXFER.C2:DISKXFER.C4">18.2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120.9">
                <text:p>120.9</text:p>
              </table:table-cell>
              <table:table-cell office:value-type="float" office:value="120.9">
                <text:p>12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78.6">
                <text:p>78.6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1/18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2.3">
                <text:p text:id="JFSFILE.B6:JFSFILE.F6">4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630417651684923">
                <text:p text:id="JFSFILE.B7:JFSFILE.F7">0.000630417651684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199369582348311">
                <text:p text:id="JFSFILE.B8:JFSFILE.F8">0.199369582348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815cm" svg:y="0.256cm" chart:style-name="ch2">
          <text:p>Memory MB JMeter_Test_260_Threads  11/18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48:24</text:p>
              </table:table-cell>
              <table:table-cell office:value-type="float" office:value="782.9">
                <text:p text:id="MEM.F2:MEM.F4">782.9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729.2">
                <text:p>729.2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677.5">
                <text:p>677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48:24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308cm" svg:y="0.256cm" chart:style-name="ch2">
          <text:p>CPU Total JMeter_Test_260_Threads  11/18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48:24</text:p>
              </table:table-cell>
              <table:table-cell office:value-type="float" office:value="1.2">
                <text:p text:id="CPU_ALL.B2:CPU_ALL.B4">1.2</text:p>
              </table:table-cell>
              <table:table-cell office:value-type="float" office:value="0.8">
                <text:p text:id="CPU_ALL.C2:CPU_ALL.C4">0.8</text:p>
              </table:table-cell>
              <table:table-cell office:value-type="float" office:value="3.9">
                <text:p text:id="CPU_ALL.D2:CPU_ALL.D4">3.9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17.9">
                <text:p>17.9</text:p>
              </table:table-cell>
              <table:table-cell office:value-type="float" office:value="3.9">
                <text:p>3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54.3">
                <text:p>54.3</text:p>
              </table:table-cell>
              <table:table-cell office:value-type="float" office:value="4.6">
                <text:p>4.6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9.998cm" svg:y="0.256cm" chart:style-name="ch2">
          <text:p>Network I/O JMeter_Test_260_Threads (KB/s) - 11/18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48:24</text:p>
              </table:table-cell>
              <table:table-cell office:value-type="float" office:value="-0.1">
                <text:p text:id="NET.I2:NET.I4">-0.1</text:p>
              </table:table-cell>
              <table:table-cell office:value-type="float" office:value="1.1">
                <text:p text:id="NET.H2:NET.H4">1.1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-596.8">
                <text:p>-596.8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-1671.9">
                <text:p>-1671.9</text:p>
              </table:table-cell>
              <table:table-cell office:value-type="float" office:value="59.9">
                <text:p>59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09cm" svg:y="0.256cm" chart:style-name="ch2">
          <text:p>Network I/O JMeter_Test_260_Threads (KB/s)  11/18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68.1666666666667">
                <text:p>68.1666666666667</text:p>
              </table:table-cell>
              <table:table-cell office:value-type="float" office:value="0">
                <text:p>0</text:p>
              </table:table-cell>
              <table:table-cell office:value-type="float" office:value="756.266666666667">
                <text:p>756.266666666667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0.080130399348">
                <text:p>50.080130399348</text:p>
              </table:table-cell>
              <table:table-cell office:value-type="float" office:value="0">
                <text:p>0</text:p>
              </table:table-cell>
              <table:table-cell office:value-type="float" office:value="632.758306887636">
                <text:p>632.758306887636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25.2532029339853">
                <text:p>25.2532029339853</text:p>
              </table:table-cell>
              <table:table-cell office:value-type="float" office:value="0">
                <text:p>0</text:p>
              </table:table-cell>
              <table:table-cell office:value-type="float" office:value="282.875026445698">
                <text:p>282.87502644569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09cm" svg:y="0.256cm" chart:style-name="ch2">
          <text:p>Network I/O JMeter_Test_260_Threads (KB/s)  11/18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48:24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1">
                <text:p text:id="NET.C2:NET.C4">1.1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1">
                <text:p text:id="NET.E2:NET.E4">0.1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0">
                <text:p>0</text:p>
              </table:table-cell>
              <table:table-cell office:value-type="float" office:value="143.5">
                <text:p>143.5</text:p>
              </table:table-cell>
              <table:table-cell office:value-type="float" office:value="0">
                <text:p>0</text:p>
              </table:table-cell>
              <table:table-cell office:value-type="float" office:value="596.8">
                <text:p>596.8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0">
                <text:p>0</text:p>
              </table:table-cell>
              <table:table-cell office:value-type="float" office:value="59.9">
                <text:p>59.9</text:p>
              </table:table-cell>
              <table:table-cell office:value-type="float" office:value="0">
                <text:p>0</text:p>
              </table:table-cell>
              <table:table-cell office:value-type="float" office:value="1671.9">
                <text:p>1671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355cm" svg:y="0.256cm" chart:style-name="ch2">
          <text:p>Network Packets JMeter_Test_260_Threads  11/18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385.933333333333">
                <text:p>385.933333333333</text:p>
              </table:table-cell>
              <table:table-cell office:value-type="float" office:value="0">
                <text:p>0</text:p>
              </table:table-cell>
              <table:table-cell office:value-type="float" office:value="649.666666666667">
                <text:p>649.666666666667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82.449997120976">
                <text:p>182.449997120976</text:p>
              </table:table-cell>
              <table:table-cell office:value-type="float" office:value="0">
                <text:p>0</text:p>
              </table:table-cell>
              <table:table-cell office:value-type="float" office:value="416.388879767402">
                <text:p>416.388879767402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63.1166695456902">
                <text:p>63.1166695456902</text:p>
              </table:table-cell>
              <table:table-cell office:value-type="float" office:value="0">
                <text:p>0</text:p>
              </table:table-cell>
              <table:table-cell office:value-type="float" office:value="208.044453565931">
                <text:p>208.04445356593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355cm" svg:y="0.256cm" chart:style-name="ch2">
          <text:p>Network Packets JMeter_Test_260_Threads  11/18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1:48:24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7.4">
                <text:p text:id="NETPACKET.C2:NETPACKET.C4">17.4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8">
                <text:p text:id="NETPACKET.E2:NETPACKET.E4">0.8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0">
                <text:p>0</text:p>
              </table:table-cell>
              <table:table-cell office:value-type="float" office:value="508.9">
                <text:p>508.9</text:p>
              </table:table-cell>
              <table:table-cell office:value-type="float" office:value="0">
                <text:p>0</text:p>
              </table:table-cell>
              <table:table-cell office:value-type="float" office:value="674.1">
                <text:p>674.1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0">
                <text:p>0</text:p>
              </table:table-cell>
              <table:table-cell office:value-type="float" office:value="631.5">
                <text:p>631.5</text:p>
              </table:table-cell>
              <table:table-cell office:value-type="float" office:value="0">
                <text:p>0</text:p>
              </table:table-cell>
              <table:table-cell office:value-type="float" office:value="1274.1">
                <text:p>1274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294cm" svg:y="0.256cm" chart:style-name="ch2">
          <text:p>Processes JMeter_Test_260_Threads  11/18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48:24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260_Threads  11/18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48:24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2085.2">
                <text:p>2085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1779.7">
                <text:p>1779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260_Threads  11/18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48:24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6.8">
                <text:p>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1/18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48:24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1/18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48:24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48:24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1 JMeter_Test_260_Threads  11/18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1:48:24</text:p>
              </table:table-cell>
              <table:table-cell office:value-type="float" office:value="1.1">
                <text:p text:id="CPU01.B2:CPU01.B4">1.1</text:p>
              </table:table-cell>
              <table:table-cell office:value-type="float" office:value="0.2">
                <text:p text:id="CPU01.C2:CPU01.C4">0.2</text:p>
              </table:table-cell>
              <table:table-cell office:value-type="float" office:value="0.2">
                <text:p text:id="CPU01.D2:CPU01.D4">0.2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18.1">
                <text:p>18.1</text:p>
              </table:table-cell>
              <table:table-cell office:value-type="float" office:value="3.7">
                <text:p>3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48.1">
                <text:p>48.1</text:p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2 JMeter_Test_260_Threads  11/18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1:48:24</text:p>
              </table:table-cell>
              <table:table-cell office:value-type="float" office:value="1">
                <text:p text:id="CPU02.B2:CPU02.B4">1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.2">
                <text:p text:id="CPU02.D2:CPU02.D4">0.2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17.9">
                <text:p>17.9</text:p>
              </table:table-cell>
              <table:table-cell office:value-type="float" office:value="3.8">
                <text:p>3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56.2">
                <text:p>56.2</text:p>
              </table:table-cell>
              <table:table-cell office:value-type="float" office:value="4.3">
                <text:p>4.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3 JMeter_Test_260_Threads  11/18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1:48:24</text:p>
              </table:table-cell>
              <table:table-cell office:value-type="float" office:value="1">
                <text:p text:id="CPU03.B2:CPU03.B4">1</text:p>
              </table:table-cell>
              <table:table-cell office:value-type="float" office:value="0.1">
                <text:p text:id="CPU03.C2:CPU03.C4">0.1</text:p>
              </table:table-cell>
              <table:table-cell office:value-type="float" office:value="0.2">
                <text:p text:id="CPU03.D2:CPU03.D4">0.2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17.7">
                <text:p>17.7</text:p>
              </table:table-cell>
              <table:table-cell office:value-type="float" office:value="3.2">
                <text:p>3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56.3">
                <text:p>56.3</text:p>
              </table:table-cell>
              <table:table-cell office:value-type="float" office:value="4.4">
                <text:p>4.4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4 JMeter_Test_260_Threads  11/18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1:48:24</text:p>
              </table:table-cell>
              <table:table-cell office:value-type="float" office:value="1">
                <text:p text:id="CPU04.B2:CPU04.B4">1</text:p>
              </table:table-cell>
              <table:table-cell office:value-type="float" office:value="0.1">
                <text:p text:id="CPU04.C2:CPU04.C4">0.1</text:p>
              </table:table-cell>
              <table:table-cell office:value-type="float" office:value="0.3">
                <text:p text:id="CPU04.D2:CPU04.D4">0.3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17.7">
                <text:p>17.7</text:p>
              </table:table-cell>
              <table:table-cell office:value-type="float" office:value="4.9">
                <text:p>4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55.4">
                <text:p>55.4</text:p>
              </table:table-cell>
              <table:table-cell office:value-type="float" office:value="5.8">
                <text:p>5.8</text:p>
              </table:table-cell>
              <table:table-cell office:value-type="float" office:value="21.8">
                <text:p>21.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1/18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2.4333333333333">
                <text:p text:id="CPU_SUMM.B2:CPU_SUMM.B5">22.4333333333333</text:p>
              </table:table-cell>
              <table:table-cell office:value-type="float" office:value="2.5">
                <text:p text:id="CPU_SUMM.C2:CPU_SUMM.C5">2.5</text:p>
              </table:table-cell>
              <table:table-cell office:value-type="float" office:value="1.2">
                <text:p text:id="CPU_SUMM.D2:CPU_SUMM.D5">1.2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5.0333333333333">
                <text:p>25.0333333333333</text:p>
              </table:table-cell>
              <table:table-cell office:value-type="float" office:value="2.76666666666667">
                <text:p>2.76666666666667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5">
                <text:p>25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4.7">
                <text:p>24.7</text:p>
              </table:table-cell>
              <table:table-cell office:value-type="float" office:value="3.6">
                <text:p>3.6</text:p>
              </table:table-cell>
              <table:table-cell office:value-type="float" office:value="16.1666666666667">
                <text:p>16.1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532cm" svg:y="0.256cm" chart:style-name="ch2">
          <text:p>Disk total KB/s JMeter_Test_260_Threads - 11/18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1:48:24</text:p>
              </table:table-cell>
              <table:table-cell office:value-type="float" office:value="2309.6">
                <text:p text:id="DISK_SUMM.B2:DISK_SUMM.B4">2309.6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36.4">
                <text:p text:id="DISK_SUMM.D2:DISK_SUMM.D4">36.4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0">
                <text:p>0</text:p>
              </table:table-cell>
              <table:table-cell office:value-type="float" office:value="1739.6">
                <text:p>1739.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0">
                <text:p>0</text:p>
              </table:table-cell>
              <table:table-cell office:value-type="float" office:value="5078">
                <text:p>5078</text:p>
              </table:table-cell>
              <table:table-cell office:value-type="float" office:value="157.2">
                <text:p>157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625cm" svg:y="0.256cm" chart:style-name="ch2">
          <text:p>Disk total KB/s JMeter_Test_260_Threads  11/18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769.866666666667">
                <text:p text:id="DISK_SUMM.B6:DISK_SUMM.D6">769.866666666667</text:p>
              </table:table-cell>
              <table:table-cell office:value-type="float" office:value="2272.53333333333">
                <text:p>2272.53333333333</text:p>
              </table:table-cell>
              <table:table-cell office:value-type="float" office:value="145.133333333333">
                <text:p>145.133333333333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1539.73333333333">
                <text:p text:id="DISK_SUMM.B7:DISK_SUMM.D7">1539.73333333333</text:p>
              </table:table-cell>
              <table:table-cell office:value-type="float" office:value="1953.63014941719">
                <text:p>1953.63014941719</text:p>
              </table:table-cell>
              <table:table-cell office:value-type="float" office:value="48.9503598223856">
                <text:p>48.9503598223856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851.836517249472">
                <text:p>851.836517249472</text:p>
              </table:table-cell>
              <table:table-cell office:value-type="float" office:value="47.7163068442811">
                <text:p>47.71630684428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515cm" svg:y="0.256cm" chart:style-name="ch2">
          <text:p>Disk Block Size JMeter_Test_260_Threads (Kbytes)  11/18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4.3333333333333">
                <text:p text:id="DISKBSIZE.B6:DISKBSIZE.E6"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5.4470550161812">
                <text:p text:id="DISKBSIZE.B7:DISKBSIZE.E7">15.4470550161812</text:p>
              </table:table-cell>
              <table:table-cell office:value-type="float" office:value="15.4470550161812">
                <text:p>15.4470550161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3.7196116504854">
                <text:p text:id="DISKBSIZE.B8:DISKBSIZE.E8">13.7196116504854</text:p>
              </table:table-cell>
              <table:table-cell office:value-type="float" office:value="13.7196116504854">
                <text:p>13.7196116504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515cm" svg:y="0.256cm" chart:style-name="ch2">
          <text:p>Disk Block Size JMeter_Test_260_Threads (Kbytes)  11/18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1:48:24</text:p>
              </table:table-cell>
              <table:table-cell office:value-type="float" office:value="63.5">
                <text:p text:id="DISKBSIZE.B2:DISKBSIZE.B4">63.5</text:p>
              </table:table-cell>
              <table:table-cell office:value-type="float" office:value="63.5">
                <text:p text:id="DISKBSIZE.C2:DISKBSIZE.C4">63.5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1:48:54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49:24</text:p>
              </table:table-cell>
              <table:table-cell office:value-type="float" office:value="32.3">
                <text:p>32.3</text:p>
              </table:table-cell>
              <table:table-cell office:value-type="float" office:value="32.3">
                <text:p>3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089cm" svg:y="0.256cm" chart:style-name="ch2">
          <text:p>Disk %Busy JMeter_Test_260_Threads  11/18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3.9">
                <text:p text:id="DISKBUSY.B6:DISKBUSY.E6">33.9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.69400196656834">
                <text:p text:id="DISKBUSY.B7:DISKBUSY.E7">4.69400196656834</text:p>
              </table:table-cell>
              <table:table-cell office:value-type="float" office:value="4.69400196656834">
                <text:p>4.69400196656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8.00599803343167">
                <text:p text:id="DISKBUSY.B8:DISKBUSY.E8">8.00599803343167</text:p>
              </table:table-cell>
              <table:table-cell office:value-type="float" office:value="8.00599803343167">
                <text:p>8.00599803343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